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Beschriftungsfeld 1" form:control-implementation="ooo:com.sun.star.form.component.FixedText" xml:id="control3" form:id="control3" form:label="Beschriftungsfeld 1"/>
          <form:fixed-text form:name="Beschriftungsfeld 2" form:control-implementation="ooo:com.sun.star.form.component.FixedText" xml:id="control4" form:id="control4" form:label="Beschriftungsfeld 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Form1" draw:style-name="gr1" draw:text-style-name="P2" svg:width="4.963cm" svg:height="0.639cm" svg:x="3.858cm" svg:y="1.182cm" draw:control="control1"/><draw:control text:anchor-type="paragraph" draw:z-index="1" draw:name="Form2" draw:style-name="gr1" draw:text-style-name="P2" svg:width="4.874cm" svg:height="0.839cm" svg:x="3.484cm" svg:y="2.35cm" draw:control="control2"/><draw:control text:anchor-type="paragraph" draw:z-index="3" draw:name="Form4" draw:style-name="gr3" draw:text-style-name="P3" svg:width="3.64cm" svg:height="0.662cm" svg:x="-0.42cm" svg:y="2.284cm" draw:control="control4"/><draw:control text:anchor-type="as-char" svg:y="1.201cm" draw:z-index="2" draw:name="Form3" draw:style-name="gr2" draw:text-style-name="P3" svg:width="3.749cm" svg:height="0.595cm" draw:control="control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2:43:42.611000000</meta:creation-date>
    <dc:date>2019-09-13T22:46:10.062000000</dc:date>
    <meta:editing-duration>PT2M29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0.6.2$Windows_X86_64 LibreOffice_project/0c292870b25a325b5ed35f6b45599d2ea4458e77</meta:generator>
  </office:meta>
</office:document-meta>
</file>